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color="#000000"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size="12pt" style:font-size-asian="12pt" style:font-size-complex="12pt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fo:text-align="end" style:text-autospace="none"/>
      <style:text-properties fo:color="#000000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fo:font-size="12pt" style:font-size-asian="12pt" style:font-size-complex="12pt"/>
    </style:style>
    <style:style style:name="P14" style:family="paragraph">
      <style:paragraph-properties fo:text-align="start" style:text-autospace="none"/>
    </style:style>
    <style:style style:name="T1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5cm" svg:height="14.8cm" svg:x="0.1cm" svg:y="5.1cm">
          <text:p/>
        </draw:rect>
        <draw:frame draw:style-name="gr2" draw:text-style-name="P3" draw:layer="layout" svg:width="15cm" svg:height="13.523cm" svg:x="0.1cm" svg:y="6.2cm">
          <draw:text-box>
            <text:p text:style-name="P2"><text:span text:style-name="T1">nonMultipleProperty: String</text:span></text:p>
            <text:p text:style-name="P2"><text:span text:style-name="T1">multipleUniqueOrderedProperty: String[]</text:span></text:p>
            <text:p text:style-name="P2"><text:span text:style-name="T1">multipleUniqueUnorderedProperty: String[]</text:span></text:p>
            <text:p text:style-name="P2"><text:span text:style-name="T1">multipleNonuniqueOrderedProperty: String[]</text:span></text:p>
            <text:p text:style-name="P2"><text:span text:style-name="T1">multipleNonuniqueUnorderedProperty: String[]</text:span></text:p>
            <text:p text:style-name="P2"><text:span text:style-name="T1">argumentPropertyBooleanNonMultiple: Boolean</text:span></text:p>
            <text:p text:style-name="P2"><text:span text:style-name="T1">argumentPropertyBooleanMultiple: Boolean[]</text:span></text:p>
            <text:p text:style-name="P2"><text:span text:style-name="T1">argumentPropertyStringNonMultiple: String</text:span></text:p>
            <text:p text:style-name="P2"><text:span text:style-name="T1">argumentPropertyStringMultiple: String[]</text:span></text:p>
            <text:p text:style-name="P2"><text:span text:style-name="T1">argumentPropertyObjectNonMultiple: Class1</text:span></text:p>
            <text:p text:style-name="P2"><text:span text:style-name="T1">argumentPropertyObjectMultiple: Class1</text:span></text:p>
            <text:p text:style-name="P2"><text:span text:style-name="T1">argumentPropertyEnumerationLiteralNonMultiple: Enumeration1</text:span></text:p>
            <text:p text:style-name="P2"><text:span text:style-name="T1">argumentPropertyEnumerationLiteralMultiple: Enumeration1</text:span></text:p>
            <text:p text:style-name="P2"><text:span text:style-name="T1"/></text:p>
            <text:p text:style-name="P2"><text:span text:style-name="T1">voidOperation() </text:span></text:p>
            <text:p text:style-name="P2"><text:span text:style-name="T1">nonMultipleOperation(): Boolean</text:span></text:p>
            <text:p text:style-name="P2"><text:span text:style-name="T1">multipleUniqueOrderedOperation(): String[]</text:span></text:p>
            <text:p text:style-name="P2"><text:span text:style-name="T1">multipleUniqueUnorderedOperation(): String[]</text:span></text:p>
            <text:p text:style-name="P2"><text:span text:style-name="T1">multipleNonuniqueOrderedOperation(): String[]</text:span></text:p>
            <text:p text:style-name="P2"><text:span text:style-name="T1">multipleNonuniqueUnorderedOperation(): String[]</text:span></text:p>
            <text:p text:style-name="P2"><text:span text:style-name="T1">voidOperationWithBooleanArgument(Boolean) </text:span></text:p>
            <text:p text:style-name="P2"><text:span text:style-name="T2">voidOperationWithBooleanMultipleArgument(Boolean[])</text:span></text:p>
            <text:p text:style-name="P2"><text:span text:style-name="T1">voidOperationWithStringArgument(String) </text:span></text:p>
            <text:p text:style-name="P2"><text:span text:style-name="T1">voidOperationWithStringMultipleArgument(String[]) </text:span></text:p>
            <text:p text:style-name="P2"><text:span text:style-name="T1">voidOperationWithObjectArgument(Object)</text:span></text:p>
            <text:p text:style-name="P2"><text:span text:style-name="T1">voidOperationWithObjectMultipleArgument(Object[])</text:span></text:p>
            <text:p text:style-name="P2"><text:span text:style-name="T1">voidOperationWithEnumerationLiteralArgument(Enumeration1)</text:span></text:p>
            <text:p text:style-name="P2"><text:span text:style-name="T1">voidOperationWithEnumerationLiteralMultipleArgument(Enumeration1[])</text:span></text:p>
          </draw:text-box>
        </draw:frame>
        <draw:rect draw:style-name="gr1" draw:text-style-name="P1" draw:layer="layout" svg:width="5.5cm" svg:height="2.9cm" svg:x="12.1cm" svg:y="0.1cm">
          <text:p/>
        </draw:rect>
        <draw:frame draw:style-name="gr3" draw:text-style-name="P4" draw:layer="layout" svg:width="4.13cm" svg:height="1.292cm" svg:x="12.8cm" svg:y="0.237cm">
          <draw:text-box>
            <text:p text:style-name="P2"><text:span text:style-name="T3">ContainerClass</text:span></text:p>
            <text:p text:style-name="P1"><text:span text:style-name="T4"/></text:p>
          </draw:text-box>
        </draw:frame>
        <draw:line draw:style-name="gr4" draw:text-style-name="P1" draw:layer="layout" svg:x1="12.1cm" svg:y1="1.1cm" svg:x2="17.6cm" svg:y2="1.1cm">
          <text:p/>
        </draw:line>
        <draw:line draw:style-name="gr4" draw:text-style-name="P1" draw:layer="layout" svg:x1="12.1cm" svg:y1="2.1cm" svg:x2="17.6cm" svg:y2="2.1cm">
          <text:p/>
        </draw:line>
        <draw:frame draw:style-name="gr3" draw:text-style-name="P4" draw:layer="layout" svg:width="2.1cm" svg:height="1.292cm" svg:x="6cm" svg:y="5.237cm">
          <draw:text-box>
            <text:p text:style-name="P2"><text:span text:style-name="T3">Class1</text:span></text:p>
            <text:p text:style-name="P1"><text:span text:style-name="T4"/></text:p>
          </draw:text-box>
        </draw:frame>
        <draw:line draw:style-name="gr4" draw:text-style-name="P1" draw:layer="layout" svg:x1="0.1cm" svg:y1="6.1cm" svg:x2="14.6cm" svg:y2="6.1cm">
          <text:p/>
        </draw:line>
        <draw:line draw:style-name="gr4" draw:text-style-name="P1" draw:layer="layout" svg:x1="0.1cm" svg:y1="12.7cm" svg:x2="14.6cm" svg:y2="12.7cm">
          <text:p/>
        </draw:line>
        <draw:rect draw:style-name="gr1" draw:text-style-name="P1" draw:layer="layout" svg:width="6cm" svg:height="2.9cm" svg:x="17.1cm" svg:y="5.1cm">
          <text:p/>
        </draw:rect>
        <draw:frame draw:style-name="gr3" draw:text-style-name="P4" draw:layer="layout" svg:width="2.1cm" svg:height="1.292cm" svg:x="19cm" svg:y="5.237cm">
          <draw:text-box>
            <text:p text:style-name="P2"><text:span text:style-name="T3">Class2</text:span></text:p>
            <text:p text:style-name="P1"><text:span text:style-name="T4"/></text:p>
          </draw:text-box>
        </draw:frame>
        <draw:line draw:style-name="gr4" draw:text-style-name="P1" draw:layer="layout" svg:x1="17.1cm" svg:y1="6.1cm" svg:x2="23.1cm" svg:y2="6.1cm">
          <text:p/>
        </draw:line>
        <draw:frame draw:style-name="gr5" draw:text-style-name="P3" draw:layer="layout" svg:width="6cm" svg:height="1.673cm" svg:x="17.1cm" svg:y="6.2cm">
          <draw:text-box>
            <text:p text:style-name="P2"><text:span text:style-name="T1">nonMultipleProperty: String</text:span></text:p>
            <text:p text:style-name="P2"><text:span text:style-name="T1"/></text:p>
            <text:p text:style-name="P2"><text:span text:style-name="T1"/></text:p>
          </draw:text-box>
        </draw:frame>
        <draw:line draw:style-name="gr4" draw:text-style-name="P1" draw:layer="layout" svg:x1="17.1cm" svg:y1="7.1cm" svg:x2="23.1cm" svg:y2="7.1cm">
          <text:p/>
        </draw:line>
        <draw:line draw:style-name="gr4" draw:text-style-name="P1" draw:layer="layout" svg:x1="17.1cm" svg:y1="6.5cm" svg:x2="14.6cm" svg:y2="6.5cm">
          <text:p/>
        </draw:line>
        <draw:custom-shape draw:style-name="gr6" draw:text-style-name="P1" draw:layer="layout" svg:width="0.6cm" svg:height="0.4cm" draw:transform="rotate (1.5707963267946) translate (14.6cm 6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5" draw:layer="layout" svg:width="5.5cm" svg:height="2.7cm" svg:x="25.2cm" svg:y="5.1cm">
          <text:p/>
        </draw:rect>
        <draw:frame draw:style-name="gr3" draw:text-style-name="P7" draw:layer="layout" svg:width="3.558cm" svg:height="1.847cm" svg:x="26.2cm" svg:y="5.237cm">
          <draw:text-box>
            <text:p text:style-name="P6"><text:span text:style-name="T5">&lt;&lt;interface&gt;&gt;</text:span></text:p>
            <text:p text:style-name="P6"><text:span text:style-name="T3">Interface2</text:span></text:p>
            <text:p text:style-name="P1"><text:span text:style-name="T4"/></text:p>
          </draw:text-box>
        </draw:frame>
        <draw:line draw:style-name="gr8" draw:text-style-name="P5" draw:layer="layout" svg:x1="25.2cm" svg:y1="6.8cm" svg:x2="30.7cm" svg:y2="6.8cm">
          <text:p/>
        </draw:line>
        <draw:rect draw:style-name="gr7" draw:text-style-name="P5" draw:layer="layout" svg:width="5.5cm" svg:height="2.7cm" svg:x="25.2cm" svg:y="10.3cm">
          <text:p/>
        </draw:rect>
        <draw:frame draw:style-name="gr3" draw:text-style-name="P7" draw:layer="layout" svg:width="3.558cm" svg:height="1.847cm" svg:x="26.1cm" svg:y="10.437cm">
          <draw:text-box>
            <text:p text:style-name="P6"><text:span text:style-name="T5">&lt;&lt;interface&gt;&gt;</text:span></text:p>
            <text:p text:style-name="P6"><text:span text:style-name="T3">Interface3</text:span></text:p>
            <text:p text:style-name="P1"><text:span text:style-name="T4"/></text:p>
          </draw:text-box>
        </draw:frame>
        <draw:line draw:style-name="gr8" draw:text-style-name="P5" draw:layer="layout" svg:x1="25.2cm" svg:y1="12cm" svg:x2="30.7cm" svg:y2="12cm">
          <text:p/>
        </draw:line>
        <draw:line draw:style-name="gr8" draw:text-style-name="P5" draw:layer="layout" svg:x1="29.2cm" svg:y1="10.3cm" svg:x2="29.2cm" svg:y2="7.8cm">
          <text:p/>
        </draw:line>
        <draw:custom-shape draw:style-name="gr9" draw:text-style-name="P5" draw:layer="layout" svg:width="0.6cm" svg:height="0.4cm" svg:x="28.9cm" svg:y="7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5" draw:layer="layout" svg:width="5.5cm" svg:height="2.7cm" svg:x="17.3cm" svg:y="10.3cm">
          <text:p/>
        </draw:rect>
        <draw:frame draw:style-name="gr3" draw:text-style-name="P7" draw:layer="layout" svg:width="3.558cm" svg:height="1.847cm" svg:x="18.3cm" svg:y="10.437cm">
          <draw:text-box>
            <text:p text:style-name="P6"><text:span text:style-name="T5">&lt;&lt;interface&gt;&gt;</text:span></text:p>
            <text:p text:style-name="P6"><text:span text:style-name="T3">Interface1</text:span></text:p>
            <text:p text:style-name="P1"><text:span text:style-name="T4"/></text:p>
          </draw:text-box>
        </draw:frame>
        <draw:line draw:style-name="gr8" draw:text-style-name="P5" draw:layer="layout" svg:x1="17.3cm" svg:y1="12cm" svg:x2="22.8cm" svg:y2="12cm">
          <text:p/>
        </draw:line>
        <draw:line draw:style-name="gr10" draw:text-style-name="P5" draw:layer="layout" svg:x1="7.1cm" svg:y1="5.1cm" svg:x2="7.1cm" svg:y2="1.85cm">
          <text:p/>
        </draw:line>
        <draw:line draw:style-name="gr10" draw:text-style-name="P5" draw:layer="layout" svg:x1="7.1cm" svg:y1="1.85cm" svg:x2="12.1cm" svg:y2="1.85cm">
          <text:p/>
        </draw:line>
        <draw:frame draw:style-name="gr11" draw:text-style-name="P9" draw:layer="layout" svg:width="1.3cm" svg:height="0.75cm" svg:x="10.8cm" svg:y="1.85cm">
          <draw:text-box>
            <text:p text:style-name="P8"><text:span text:style-name="T6">1</text:span></text:p>
          </draw:text-box>
        </draw:frame>
        <draw:frame draw:style-name="gr11" draw:text-style-name="P11" draw:layer="layout" svg:width="6cm" svg:height="0.75cm" svg:x="1.1cm" svg:y="4.35cm">
          <draw:text-box>
            <text:p text:style-name="P10"><text:span text:style-name="T2">class1Instances</text:span></text:p>
          </draw:text-box>
        </draw:frame>
        <draw:frame draw:style-name="gr11" draw:text-style-name="P13" draw:layer="layout" svg:width="1.3cm" svg:height="0.75cm" svg:x="7.1cm" svg:y="4.35cm">
          <draw:text-box>
            <text:p text:style-name="P12"><text:span text:style-name="T6">0..*</text:span></text:p>
          </draw:text-box>
        </draw:frame>
        <draw:line draw:style-name="gr10" draw:text-style-name="P5" draw:layer="layout" svg:x1="20.1cm" svg:y1="5.1cm" svg:x2="20.1cm" svg:y2="2.5cm">
          <text:p/>
        </draw:line>
        <draw:line draw:style-name="gr10" draw:text-style-name="P5" draw:layer="layout" svg:x1="17.6cm" svg:y1="2.45cm" svg:x2="20.1cm" svg:y2="2.45cm">
          <text:p/>
        </draw:line>
        <draw:frame draw:style-name="gr11" draw:text-style-name="P9" draw:layer="layout" svg:width="1.3cm" svg:height="0.75cm" svg:x="17.6cm" svg:y="2.45cm">
          <draw:text-box>
            <text:p text:style-name="P12"><text:span text:style-name="T6">1</text:span></text:p>
          </draw:text-box>
        </draw:frame>
        <draw:frame draw:style-name="gr11" draw:text-style-name="P11" draw:layer="layout" svg:width="6cm" svg:height="0.75cm" svg:x="14.1cm" svg:y="4.35cm">
          <draw:text-box>
            <text:p text:style-name="P10"><text:span text:style-name="T2">class2Instances</text:span></text:p>
          </draw:text-box>
        </draw:frame>
        <draw:frame draw:style-name="gr11" draw:text-style-name="P13" draw:layer="layout" svg:width="1.3cm" svg:height="0.75cm" svg:x="20.1cm" svg:y="4.35cm">
          <draw:text-box>
            <text:p text:style-name="P12"><text:span text:style-name="T6">0..*</text:span></text:p>
          </draw:text-box>
        </draw:frame>
        <draw:line draw:style-name="gr10" draw:text-style-name="P5" draw:layer="layout" svg:x1="29.2cm" svg:y1="5.1cm" svg:x2="29.2cm" svg:y2="0.3cm">
          <text:p/>
        </draw:line>
        <draw:line draw:style-name="gr10" draw:text-style-name="P5" draw:layer="layout" svg:x1="17.6cm" svg:y1="0.3cm" svg:x2="29.2cm" svg:y2="0.3cm">
          <text:p/>
        </draw:line>
        <draw:frame draw:style-name="gr11" draw:text-style-name="P9" draw:layer="layout" svg:width="1.3cm" svg:height="0.75cm" svg:x="17.6cm" svg:y="0.3cm">
          <draw:text-box>
            <text:p><text:span text:style-name="T7">1</text:span></text:p>
          </draw:text-box>
        </draw:frame>
        <draw:frame draw:style-name="gr11" draw:text-style-name="P11" draw:layer="layout" svg:width="6cm" svg:height="0.75cm" svg:x="23.2cm" svg:y="4.35cm">
          <draw:text-box>
            <text:p text:style-name="P10"><text:span text:style-name="T2">interface2Instances</text:span></text:p>
          </draw:text-box>
        </draw:frame>
        <draw:frame draw:style-name="gr11" draw:text-style-name="P13" draw:layer="layout" svg:width="1.3cm" svg:height="0.75cm" svg:x="29.2cm" svg:y="4.35cm">
          <draw:text-box>
            <text:p text:style-name="P12"><text:span text:style-name="T6">0..*</text:span></text:p>
          </draw:text-box>
        </draw:frame>
        <draw:frame draw:style-name="gr11" draw:text-style-name="P13" draw:layer="layout" svg:width="1.3cm" svg:height="0.75cm" svg:x="15.4cm" svg:y="5.05cm">
          <draw:text-box>
            <text:p text:style-name="P12"><text:span text:style-name="T6">0..*</text:span></text:p>
          </draw:text-box>
        </draw:frame>
        <draw:line draw:style-name="gr10" draw:text-style-name="P5" draw:layer="layout" svg:x1="24.2cm" svg:y1="11.1cm" svg:x2="24.2cm" svg:y2="1cm">
          <text:p/>
        </draw:line>
        <draw:line draw:style-name="gr10" draw:text-style-name="P5" draw:layer="layout" svg:x1="17.6cm" svg:y1="1cm" svg:x2="24.2cm" svg:y2="1cm">
          <text:p/>
        </draw:line>
        <draw:frame draw:style-name="gr11" draw:text-style-name="P9" draw:layer="layout" svg:width="1.3cm" svg:height="0.75cm" svg:x="17.6cm" svg:y="1cm">
          <draw:text-box>
            <text:p><text:span text:style-name="T7">1</text:span></text:p>
          </draw:text-box>
        </draw:frame>
        <draw:frame draw:style-name="gr11" draw:text-style-name="P11" draw:layer="layout" svg:width="6cm" svg:height="0.75cm" svg:x="24.2cm" svg:y="9.45cm">
          <draw:text-box>
            <text:p text:style-name="P14"><text:span text:style-name="T2">interface3Instances</text:span></text:p>
          </draw:text-box>
        </draw:frame>
        <draw:frame draw:style-name="gr11" draw:text-style-name="P13" draw:layer="layout" svg:width="1.3cm" svg:height="0.75cm" svg:x="24.2cm" svg:y="10.35cm">
          <draw:text-box>
            <text:p text:style-name="P12"><text:span text:style-name="T6">0..*</text:span></text:p>
          </draw:text-box>
        </draw:frame>
        <draw:line draw:style-name="gr10" draw:text-style-name="P5" draw:layer="layout" svg:x1="23.9cm" svg:y1="11.1cm" svg:x2="23.9cm" svg:y2="1.7cm">
          <text:p/>
        </draw:line>
        <draw:line draw:style-name="gr10" draw:text-style-name="P5" draw:layer="layout" svg:x1="17.6cm" svg:y1="1.7cm" svg:x2="23.9cm" svg:y2="1.7cm">
          <text:p/>
        </draw:line>
        <draw:frame draw:style-name="gr11" draw:text-style-name="P9" draw:layer="layout" svg:width="1.3cm" svg:height="0.75cm" svg:x="17.6cm" svg:y="1.7cm">
          <draw:text-box>
            <text:p><text:span text:style-name="T7">1</text:span></text:p>
          </draw:text-box>
        </draw:frame>
        <draw:frame draw:style-name="gr11" draw:text-style-name="P11" draw:layer="layout" svg:width="6cm" svg:height="0.75cm" svg:x="17.9cm" svg:y="9.45cm">
          <draw:text-box>
            <text:p text:style-name="P10"><text:span text:style-name="T2">interface1Instances</text:span></text:p>
          </draw:text-box>
        </draw:frame>
        <draw:frame draw:style-name="gr11" draw:text-style-name="P13" draw:layer="layout" svg:width="1.3cm" svg:height="0.75cm" svg:x="22.6cm" svg:y="10.35cm">
          <draw:text-box>
            <text:p text:style-name="P8"><text:span text:style-name="T6">0..*</text:span></text:p>
          </draw:text-box>
        </draw:frame>
        <draw:line draw:style-name="gr10" draw:text-style-name="P5" draw:layer="layout" svg:x1="22.8cm" svg:y1="11.1cm" svg:x2="23.9cm" svg:y2="11.1cm">
          <text:p/>
        </draw:line>
        <draw:line draw:style-name="gr10" draw:text-style-name="P5" draw:layer="layout" svg:x1="24.2cm" svg:y1="11.1cm" svg:x2="25.2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7T06:59:26.47</dc:date>
    <dc:creator>Claas Wilke</dc:creator>
    <meta:editing-duration>PT05H06M57S</meta:editing-duration>
    <meta:editing-cycles>108</meta:editing-cycles>
    <meta:generator>OpenOffice.org/3.1$Win32 OpenOffice.org_project/310m19$Build-9420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